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sans-serif"/>
    <style:font-face style:name="Mangal1" svg:font-family="Mangal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Quicksand Light"/>
    </style:style>
    <style:style style:name="P2" style:family="paragraph" style:parent-style-name="Standard">
      <style:text-properties style:font-name="Quicksand Light" fo:font-style="italic" style:font-style-asian="italic" style:font-style-complex="italic"/>
    </style:style>
    <style:style style:name="P3" style:family="paragraph" style:parent-style-name="Standard">
      <style:text-properties style:font-name="Quicksand Light" officeooo:paragraph-rsid="00037543"/>
    </style:style>
    <style:style style:name="P4" style:family="paragraph" style:parent-style-name="Standard">
      <style:text-properties style:font-name="Quicksand Light" officeooo:paragraph-rsid="00038946"/>
    </style:style>
    <style:style style:name="P5" style:family="paragraph" style:parent-style-name="Standard">
      <style:text-properties style:font-name="Quicksand Light" officeooo:rsid="00137375" officeooo:paragraph-rsid="00170c5d"/>
    </style:style>
    <style:style style:name="P6" style:family="paragraph" style:parent-style-name="Standard">
      <style:text-properties style:font-name="Quicksand Light" officeooo:rsid="00175de9" officeooo:paragraph-rsid="00175de9"/>
    </style:style>
    <style:style style:name="P7" style:family="paragraph" style:parent-style-name="Standard">
      <style:text-properties style:font-name="Quicksand Light" officeooo:rsid="001764d1" officeooo:paragraph-rsid="001979cd"/>
    </style:style>
    <style:style style:name="P8" style:family="paragraph" style:parent-style-name="Standard">
      <style:text-properties style:font-name="Quicksand Light" officeooo:rsid="001bda4e" officeooo:paragraph-rsid="001bda4e"/>
    </style:style>
    <style:style style:name="P9" style:family="paragraph" style:parent-style-name="Standard">
      <style:text-properties style:font-name="Quicksand Light" officeooo:rsid="001e4d33" officeooo:paragraph-rsid="001e4d33"/>
    </style:style>
    <style:style style:name="P10" style:family="paragraph" style:parent-style-name="Standard">
      <style:text-properties style:font-name="Quicksand Light" officeooo:paragraph-rsid="001764d1"/>
    </style:style>
    <style:style style:name="P11" style:family="paragraph" style:parent-style-name="Standard">
      <style:text-properties style:font-name="Quicksand Light" officeooo:paragraph-rsid="0068608b"/>
    </style:style>
    <style:style style:name="P12" style:family="paragraph" style:parent-style-name="Standard">
      <style:text-properties fo:color="#c9211e" style:font-name="Quicksand Light" fo:font-style="italic" fo:font-weight="bold" officeooo:rsid="00031ffe" officeooo:paragraph-rsid="00031ffe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c9211e" style:font-name="Quicksand Light" fo:font-style="normal" fo:font-weight="normal" officeooo:rsid="006b2a38" officeooo:paragraph-rsid="006b2a3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38946"/>
    </style:style>
    <style:style style:name="P15" style:family="paragraph" style:parent-style-name="Standard">
      <style:text-properties officeooo:paragraph-rsid="00052c4e"/>
    </style:style>
    <style:style style:name="P16" style:family="paragraph" style:parent-style-name="Standard">
      <style:text-properties officeooo:paragraph-rsid="00056ae0"/>
    </style:style>
    <style:style style:name="P17" style:family="paragraph" style:parent-style-name="Standard">
      <style:text-properties officeooo:paragraph-rsid="00067f85"/>
    </style:style>
    <style:style style:name="P18" style:family="paragraph" style:parent-style-name="Standard">
      <style:text-properties officeooo:paragraph-rsid="00082402"/>
    </style:style>
    <style:style style:name="P19" style:family="paragraph" style:parent-style-name="Standard">
      <style:text-properties fo:color="#cf4069" style:font-name="Quicksand Light"/>
    </style:style>
    <style:style style:name="P20" style:family="paragraph" style:parent-style-name="Standard">
      <style:text-properties fo:color="#db2d67" style:font-name="Quicksand Light"/>
    </style:style>
    <style:style style:name="P21" style:family="paragraph" style:parent-style-name="Standard">
      <style:text-properties fo:color="#db2d67" style:font-name="Quicksand Light" officeooo:rsid="00107a78" officeooo:paragraph-rsid="00107a78"/>
    </style:style>
    <style:style style:name="P22" style:family="paragraph" style:parent-style-name="Standard">
      <style:text-properties fo:color="#db2d67" style:font-name="Quicksand Light" officeooo:rsid="00107a78" officeooo:paragraph-rsid="0012ccf9"/>
    </style:style>
    <style:style style:name="P23" style:family="paragraph" style:parent-style-name="Standard">
      <style:text-properties fo:color="#db2d67" style:font-name="Quicksand Light" officeooo:rsid="001053c2" officeooo:paragraph-rsid="00137375"/>
    </style:style>
    <style:style style:name="P24" style:family="paragraph" style:parent-style-name="Standard">
      <style:text-properties fo:color="#db2d67" style:font-name="Quicksand Light" officeooo:rsid="00137375" officeooo:paragraph-rsid="00137375"/>
    </style:style>
    <style:style style:name="P25" style:family="paragraph" style:parent-style-name="Standard">
      <style:text-properties fo:color="#db2d67" style:font-name="Quicksand Light" officeooo:rsid="001bda4e" officeooo:paragraph-rsid="001bda4e"/>
    </style:style>
    <style:style style:name="P26" style:family="paragraph" style:parent-style-name="Standard">
      <style:text-properties fo:color="#db2d67" style:font-name="Quicksand Light" officeooo:rsid="001764d1" officeooo:paragraph-rsid="001764d1"/>
    </style:style>
    <style:style style:name="P27" style:family="paragraph" style:parent-style-name="Standard">
      <style:text-properties fo:color="#db2d67" style:font-name="Quicksand Light" officeooo:rsid="001979cd" officeooo:paragraph-rsid="001979cd"/>
    </style:style>
    <style:style style:name="P28" style:family="paragraph" style:parent-style-name="Standard">
      <style:text-properties fo:color="#db2d67" style:font-name="Quicksand Light" officeooo:rsid="003f078a" officeooo:paragraph-rsid="0060965f"/>
    </style:style>
    <style:style style:name="P29" style:family="paragraph" style:parent-style-name="Standard">
      <style:text-properties fo:color="#db2d67" officeooo:rsid="00254d88" officeooo:paragraph-rsid="00254d88"/>
    </style:style>
    <style:style style:name="P30" style:family="paragraph" style:parent-style-name="Standard">
      <style:text-properties fo:color="#db2d67" officeooo:rsid="00254d88" officeooo:paragraph-rsid="002a1e56"/>
    </style:style>
    <style:style style:name="P31" style:family="paragraph" style:parent-style-name="Standard">
      <style:text-properties fo:color="#db2d67" officeooo:rsid="002aa3db" officeooo:paragraph-rsid="002aa3db"/>
    </style:style>
    <style:style style:name="P32" style:family="paragraph" style:parent-style-name="Standard">
      <style:text-properties fo:color="#db2d67" officeooo:rsid="002da52b" officeooo:paragraph-rsid="002da52b"/>
    </style:style>
    <style:style style:name="P33" style:family="paragraph" style:parent-style-name="Standard">
      <style:text-properties fo:color="#db2d67" officeooo:rsid="002f89bb" officeooo:paragraph-rsid="003109e5"/>
    </style:style>
    <style:style style:name="P34" style:family="paragraph" style:parent-style-name="Standard">
      <style:text-properties fo:color="#db2d67" officeooo:rsid="003143ab" officeooo:paragraph-rsid="003143ab"/>
    </style:style>
    <style:style style:name="P35" style:family="paragraph" style:parent-style-name="Standard">
      <style:text-properties fo:color="#db2d67" officeooo:paragraph-rsid="003143ab"/>
    </style:style>
    <style:style style:name="P36" style:family="paragraph" style:parent-style-name="Standard">
      <style:text-properties fo:color="#db2d67" officeooo:rsid="00370c8e" officeooo:paragraph-rsid="003b63c4"/>
    </style:style>
    <style:style style:name="P37" style:family="paragraph" style:parent-style-name="Standard">
      <style:text-properties fo:color="#db2d67" officeooo:rsid="00370c8e" officeooo:paragraph-rsid="003c00a6"/>
    </style:style>
    <style:style style:name="P38" style:family="paragraph" style:parent-style-name="Standard">
      <style:text-properties fo:color="#db2d67" officeooo:rsid="00370c8e" officeooo:paragraph-rsid="00397588"/>
    </style:style>
    <style:style style:name="P39" style:family="paragraph" style:parent-style-name="Standard">
      <style:text-properties fo:color="#db2d67" officeooo:rsid="00370c8e" officeooo:paragraph-rsid="004dd05d"/>
    </style:style>
    <style:style style:name="P40" style:family="paragraph" style:parent-style-name="Standard">
      <style:text-properties fo:color="#db2d67" officeooo:rsid="003ed8c3" officeooo:paragraph-rsid="003ed8c3"/>
    </style:style>
    <style:style style:name="P41" style:family="paragraph" style:parent-style-name="Standard">
      <style:text-properties fo:color="#db2d67" officeooo:rsid="0040cc19" officeooo:paragraph-rsid="0040cc19"/>
    </style:style>
    <style:style style:name="P42" style:family="paragraph" style:parent-style-name="Standard">
      <style:text-properties fo:color="#db2d67" officeooo:rsid="0046807f" officeooo:paragraph-rsid="0046807f"/>
    </style:style>
    <style:style style:name="P43" style:family="paragraph" style:parent-style-name="Standard">
      <style:text-properties fo:color="#db2d67" officeooo:paragraph-rsid="004ad1b7"/>
    </style:style>
    <style:style style:name="P44" style:family="paragraph" style:parent-style-name="Standard">
      <style:text-properties fo:color="#db2d67" officeooo:rsid="0048f79c" officeooo:paragraph-rsid="0048f79c"/>
    </style:style>
    <style:style style:name="P45" style:family="paragraph" style:parent-style-name="Standard">
      <style:text-properties fo:color="#db2d67" officeooo:rsid="004dd05d" officeooo:paragraph-rsid="004dd05d"/>
    </style:style>
    <style:style style:name="P46" style:family="paragraph" style:parent-style-name="Standard">
      <style:text-properties fo:color="#db2d67" officeooo:rsid="004dd05d" officeooo:paragraph-rsid="0050b485"/>
    </style:style>
    <style:style style:name="P47" style:family="paragraph" style:parent-style-name="Standard">
      <style:text-properties fo:color="#db2d67" officeooo:rsid="0050b485" officeooo:paragraph-rsid="0050b485"/>
    </style:style>
    <style:style style:name="P48" style:family="paragraph" style:parent-style-name="Standard">
      <style:text-properties fo:color="#db2d67" officeooo:rsid="00510eb6" officeooo:paragraph-rsid="00510eb6"/>
    </style:style>
    <style:style style:name="P49" style:family="paragraph" style:parent-style-name="Standard">
      <style:text-properties fo:color="#db2d67" officeooo:rsid="0056d0fb" officeooo:paragraph-rsid="0056d0fb"/>
    </style:style>
    <style:style style:name="P50" style:family="paragraph" style:parent-style-name="Standard">
      <style:text-properties fo:color="#db2d67" officeooo:rsid="0056f044" officeooo:paragraph-rsid="0056f044"/>
    </style:style>
    <style:style style:name="P51" style:family="paragraph" style:parent-style-name="Standard">
      <style:text-properties fo:color="#db2d67" officeooo:rsid="005b95c1" officeooo:paragraph-rsid="005b95c1"/>
    </style:style>
    <style:style style:name="P52" style:family="paragraph" style:parent-style-name="Standard">
      <style:text-properties fo:color="#db2d67" officeooo:paragraph-rsid="0063e3a8"/>
    </style:style>
    <style:style style:name="P53" style:family="paragraph" style:parent-style-name="Standard">
      <style:text-properties fo:color="#db2d67" officeooo:rsid="0062c72c" officeooo:paragraph-rsid="0065194e"/>
    </style:style>
    <style:style style:name="P54" style:family="paragraph" style:parent-style-name="Standard">
      <style:text-properties officeooo:paragraph-rsid="002012f2"/>
    </style:style>
    <style:style style:name="P55" style:family="paragraph" style:parent-style-name="Standard">
      <style:text-properties officeooo:paragraph-rsid="0021fd06"/>
    </style:style>
    <style:style style:name="P56" style:family="paragraph" style:parent-style-name="Standard">
      <style:text-properties officeooo:rsid="00254d88" officeooo:paragraph-rsid="0028b19b"/>
    </style:style>
    <style:style style:name="P57" style:family="paragraph" style:parent-style-name="Standard">
      <style:text-properties officeooo:rsid="002c6bed" officeooo:paragraph-rsid="002c6bed"/>
    </style:style>
    <style:style style:name="P58" style:family="paragraph" style:parent-style-name="Standard">
      <style:text-properties officeooo:rsid="003143ab" officeooo:paragraph-rsid="003143ab"/>
    </style:style>
    <style:style style:name="P59" style:family="paragraph" style:parent-style-name="Standard">
      <style:text-properties officeooo:paragraph-rsid="00356ae0"/>
    </style:style>
    <style:style style:name="P60" style:family="paragraph" style:parent-style-name="Standard">
      <style:text-properties officeooo:paragraph-rsid="0044283c"/>
    </style:style>
    <style:style style:name="P61" style:family="paragraph" style:parent-style-name="Standard">
      <style:text-properties officeooo:rsid="004dd05d" officeooo:paragraph-rsid="0054b3a5"/>
    </style:style>
    <style:style style:name="P62" style:family="paragraph" style:parent-style-name="Standard">
      <style:text-properties officeooo:paragraph-rsid="0050b485"/>
    </style:style>
    <style:style style:name="P63" style:family="paragraph" style:parent-style-name="Standard">
      <style:text-properties officeooo:paragraph-rsid="005b95c1"/>
    </style:style>
    <style:style style:name="P64" style:family="paragraph" style:parent-style-name="Standard">
      <style:text-properties officeooo:rsid="005c6e4b" officeooo:paragraph-rsid="005c6e4b"/>
    </style:style>
    <style:style style:name="P65" style:family="paragraph" style:parent-style-name="Standard">
      <style:text-properties officeooo:rsid="005c6e4b" officeooo:paragraph-rsid="005dada6"/>
    </style:style>
    <style:style style:name="P66" style:family="paragraph" style:parent-style-name="Standard">
      <style:text-properties officeooo:paragraph-rsid="0061a190"/>
    </style:style>
    <style:style style:name="P67" style:family="paragraph" style:parent-style-name="Standard">
      <style:text-properties officeooo:rsid="0068608b" officeooo:paragraph-rsid="0068608b"/>
    </style:style>
    <style:style style:name="P68" style:family="paragraph" style:parent-style-name="Standard">
      <style:text-properties fo:color="#db2d67" style:font-name="Quicksand Light"/>
    </style:style>
    <style:style style:name="P69" style:family="paragraph" style:parent-style-name="Standard">
      <style:text-properties fo:color="#db2d67" style:font-name="Quicksand Light" officeooo:rsid="001053c2" officeooo:paragraph-rsid="001053c2"/>
    </style:style>
    <style:style style:name="P70" style:family="paragraph" style:parent-style-name="Standard">
      <style:text-properties fo:color="#db2d67" style:font-name="Quicksand Light" officeooo:rsid="002a1e56" officeooo:paragraph-rsid="002a1e56"/>
    </style:style>
    <style:style style:name="P71" style:family="paragraph" style:parent-style-name="Standard">
      <style:text-properties fo:color="#db2d67" style:font-name="Quicksand Light" officeooo:rsid="00370c8e" officeooo:paragraph-rsid="00370c8e"/>
    </style:style>
    <style:style style:name="P72" style:family="paragraph" style:parent-style-name="Standard">
      <style:text-properties fo:color="#db2d67" style:font-name="Quicksand Light" officeooo:rsid="0046807f" officeooo:paragraph-rsid="0046807f"/>
    </style:style>
    <style:style style:name="P73" style:family="paragraph" style:parent-style-name="Standard">
      <style:text-properties fo:color="#db2d67" style:font-name="Quicksand Light" officeooo:rsid="0060965f" officeooo:paragraph-rsid="0060965f"/>
    </style:style>
    <style:style style:name="P74" style:family="paragraph" style:parent-style-name="Standard">
      <style:text-properties style:font-name="Quicksand Light" officeooo:paragraph-rsid="00052c4e"/>
    </style:style>
    <style:style style:name="P75" style:family="paragraph" style:parent-style-name="Standard">
      <style:text-properties style:font-name="Quicksand Light" officeooo:paragraph-rsid="00067f85"/>
    </style:style>
    <style:style style:name="P76" style:family="paragraph" style:parent-style-name="Standard">
      <style:text-properties style:font-name="Quicksand Light" officeooo:paragraph-rsid="00082402"/>
    </style:style>
    <style:style style:name="P77" style:family="paragraph" style:parent-style-name="Standard">
      <style:text-properties style:font-name="Quicksand Light" officeooo:paragraph-rsid="0021fd06"/>
    </style:style>
    <style:style style:name="P78" style:family="paragraph" style:parent-style-name="Standard">
      <style:text-properties style:font-name="Quicksand Light" officeooo:rsid="003f078a" officeooo:paragraph-rsid="003ed8c3"/>
    </style:style>
    <style:style style:name="P79" style:family="paragraph" style:parent-style-name="Standard">
      <style:text-properties style:font-name="Quicksand Light" officeooo:rsid="003f078a" officeooo:paragraph-rsid="0050b485"/>
    </style:style>
    <style:style style:name="P80" style:family="paragraph" style:parent-style-name="Standard">
      <style:text-properties style:font-name="Quicksand Light" officeooo:rsid="004f244c" officeooo:paragraph-rsid="004f244c"/>
    </style:style>
    <style:style style:name="P81" style:family="paragraph" style:parent-style-name="Standard">
      <style:text-properties style:font-name="Quicksand Light" officeooo:rsid="004dd05d" officeooo:paragraph-rsid="004dd05d"/>
    </style:style>
    <style:style style:name="P82" style:family="paragraph" style:parent-style-name="Standard">
      <style:text-properties style:font-name="Quicksand Light" officeooo:rsid="00576b50" officeooo:paragraph-rsid="00576b50"/>
    </style:style>
    <style:style style:name="P83" style:family="paragraph" style:parent-style-name="Standard">
      <style:text-properties style:font-name="Quicksand Light" officeooo:rsid="005c6e4b" officeooo:paragraph-rsid="005c6e4b"/>
    </style:style>
    <style:style style:name="P84" style:family="paragraph" style:parent-style-name="Standard">
      <style:text-properties fo:font-variant="normal" fo:text-transform="none" fo:color="#000000" style:font-name="Lato" fo:font-size="13.5pt" fo:letter-spacing="normal" fo:font-style="normal" fo:font-weight="normal"/>
    </style:style>
    <style:style style:name="T1" style:family="text">
      <style:text-properties style:font-name="Quicksand Light"/>
    </style:style>
    <style:style style:name="T2" style:family="text">
      <style:text-properties style:font-name="Quicksand Light" officeooo:rsid="00038946"/>
    </style:style>
    <style:style style:name="T3" style:family="text">
      <style:text-properties style:font-name="Quicksand Light" officeooo:rsid="00052c4e"/>
    </style:style>
    <style:style style:name="T4" style:family="text">
      <style:text-properties style:font-name="Quicksand Light" officeooo:rsid="00056ae0"/>
    </style:style>
    <style:style style:name="T5" style:family="text">
      <style:text-properties style:font-name="Quicksand Light" officeooo:rsid="00067f85"/>
    </style:style>
    <style:style style:name="T6" style:family="text">
      <style:text-properties style:font-name="Quicksand Light" officeooo:rsid="00082402"/>
    </style:style>
    <style:style style:name="T7" style:family="text">
      <style:text-properties style:font-name="Quicksand Light" officeooo:rsid="001764d1"/>
    </style:style>
    <style:style style:name="T8" style:family="text">
      <style:text-properties style:font-name="Quicksand Light" officeooo:rsid="002012f2"/>
    </style:style>
    <style:style style:name="T9" style:family="text">
      <style:text-properties style:font-name="Quicksand Light" officeooo:rsid="0021fd06"/>
    </style:style>
    <style:style style:name="T10" style:family="text">
      <style:text-properties style:font-name="Quicksand Light" officeooo:rsid="00239b1f"/>
    </style:style>
    <style:style style:name="T11" style:family="text">
      <style:text-properties style:font-name="Quicksand Light" officeooo:rsid="0026900b"/>
    </style:style>
    <style:style style:name="T12" style:family="text">
      <style:text-properties style:font-name="Quicksand Light" officeooo:rsid="0028b19b"/>
    </style:style>
    <style:style style:name="T13" style:family="text">
      <style:text-properties style:font-name="Quicksand Light" officeooo:rsid="002a1e56"/>
    </style:style>
    <style:style style:name="T14" style:family="text">
      <style:text-properties style:font-name="Quicksand Light" officeooo:rsid="002a5773"/>
    </style:style>
    <style:style style:name="T15" style:family="text">
      <style:text-properties style:font-name="Quicksand Light" officeooo:rsid="003109e5"/>
    </style:style>
    <style:style style:name="T16" style:family="text">
      <style:text-properties style:font-name="Quicksand Light" officeooo:rsid="003143ab"/>
    </style:style>
    <style:style style:name="T17" style:family="text">
      <style:text-properties style:font-name="Quicksand Light" officeooo:rsid="0031a140"/>
    </style:style>
    <style:style style:name="T18" style:family="text">
      <style:text-properties style:font-name="Quicksand Light" officeooo:rsid="00356ae0"/>
    </style:style>
    <style:style style:name="T19" style:family="text">
      <style:text-properties style:font-name="Quicksand Light" officeooo:rsid="0038c23e"/>
    </style:style>
    <style:style style:name="T20" style:family="text">
      <style:text-properties style:font-name="Quicksand Light" officeooo:rsid="00397588"/>
    </style:style>
    <style:style style:name="T21" style:family="text">
      <style:text-properties style:font-name="Quicksand Light" fo:font-weight="normal" style:font-weight-asian="normal" style:font-weight-complex="normal"/>
    </style:style>
    <style:style style:name="T22" style:family="text">
      <style:text-properties style:font-name="Quicksand Light" fo:font-weight="normal" officeooo:rsid="00397588" style:font-weight-asian="normal" style:font-weight-complex="normal"/>
    </style:style>
    <style:style style:name="T23" style:family="text">
      <style:text-properties style:font-name="Quicksand Light" officeooo:rsid="003c00a6"/>
    </style:style>
    <style:style style:name="T24" style:family="text">
      <style:text-properties style:font-name="Quicksand Light" officeooo:rsid="003db670"/>
    </style:style>
    <style:style style:name="T25" style:family="text">
      <style:text-properties style:font-name="Quicksand Light" officeooo:rsid="003f078a"/>
    </style:style>
    <style:style style:name="T26" style:family="text">
      <style:text-properties style:font-name="Quicksand Light" officeooo:rsid="003ed8c3"/>
    </style:style>
    <style:style style:name="T27" style:family="text">
      <style:text-properties style:font-name="Quicksand Light" officeooo:rsid="0044283c"/>
    </style:style>
    <style:style style:name="T28" style:family="text">
      <style:text-properties style:font-name="Quicksand Light" officeooo:rsid="0047105c"/>
    </style:style>
    <style:style style:name="T29" style:family="text">
      <style:text-properties style:font-name="Quicksand Light" officeooo:rsid="004855ca"/>
    </style:style>
    <style:style style:name="T30" style:family="text">
      <style:text-properties style:font-name="Quicksand Light" officeooo:rsid="0048f79c"/>
    </style:style>
    <style:style style:name="T31" style:family="text">
      <style:text-properties style:font-name="Quicksand Light" officeooo:rsid="0046807f"/>
    </style:style>
    <style:style style:name="T32" style:family="text">
      <style:text-properties style:font-name="Quicksand Light" officeooo:rsid="004ad1b7"/>
    </style:style>
    <style:style style:name="T33" style:family="text">
      <style:text-properties style:font-name="Quicksand Light" officeooo:rsid="004f244c"/>
    </style:style>
    <style:style style:name="T34" style:family="text">
      <style:text-properties style:font-name="Quicksand Light" officeooo:rsid="0050b485"/>
    </style:style>
    <style:style style:name="T35" style:family="text">
      <style:text-properties style:font-name="Quicksand Light" officeooo:rsid="004dd05d"/>
    </style:style>
    <style:style style:name="T36" style:family="text">
      <style:text-properties style:font-name="Quicksand Light" officeooo:rsid="0054b3a5"/>
    </style:style>
    <style:style style:name="T37" style:family="text">
      <style:text-properties style:font-name="Quicksand Light" officeooo:rsid="005b95c1"/>
    </style:style>
    <style:style style:name="T38" style:family="text">
      <style:text-properties style:font-name="Quicksand Light" officeooo:rsid="00576b50"/>
    </style:style>
    <style:style style:name="T39" style:family="text">
      <style:text-properties style:font-name="Quicksand Light" officeooo:rsid="005dada6"/>
    </style:style>
    <style:style style:name="T40" style:family="text">
      <style:text-properties style:font-name="Quicksand Light" officeooo:rsid="0061a190"/>
    </style:style>
    <style:style style:name="T41" style:family="text">
      <style:text-properties style:font-name="Quicksand Light" officeooo:rsid="006350b2"/>
    </style:style>
    <style:style style:name="T42" style:family="text">
      <style:text-properties style:font-name="Quicksand Light" officeooo:rsid="0062c72c"/>
    </style:style>
    <style:style style:name="T43" style:family="text">
      <style:text-properties style:font-name="Quicksand Light" officeooo:rsid="0063e3a8"/>
    </style:style>
    <style:style style:name="T44" style:family="text">
      <style:text-properties style:font-name="Quicksand Light" officeooo:rsid="0065194e"/>
    </style:style>
    <style:style style:name="T45" style:family="text">
      <style:text-properties fo:color="#cf4069"/>
    </style:style>
    <style:style style:name="T46" style:family="text">
      <style:text-properties fo:color="#db2d67"/>
    </style:style>
    <style:style style:name="T47" style:family="text">
      <style:text-properties fo:color="#db2d67" officeooo:rsid="00080baf"/>
    </style:style>
    <style:style style:name="T48" style:family="text">
      <style:text-properties officeooo:rsid="001053c2"/>
    </style:style>
    <style:style style:name="T49" style:family="text">
      <style:text-properties officeooo:rsid="001258d1"/>
    </style:style>
    <style:style style:name="T50" style:family="text">
      <style:text-properties officeooo:rsid="0012ccf9"/>
    </style:style>
    <style:style style:name="T51" style:family="text">
      <style:text-properties officeooo:rsid="00137375"/>
    </style:style>
    <style:style style:name="T52" style:family="text">
      <style:text-properties officeooo:rsid="00170c5d"/>
    </style:style>
    <style:style style:name="T53" style:family="text">
      <style:text-properties officeooo:rsid="001764d1"/>
    </style:style>
    <style:style style:name="T54" style:family="text">
      <style:text-properties officeooo:rsid="0018aafb"/>
    </style:style>
    <style:style style:name="T55" style:family="text">
      <style:text-properties officeooo:rsid="001979cd"/>
    </style:style>
    <style:style style:name="T56" style:family="text">
      <style:text-properties officeooo:rsid="0038c23e"/>
    </style:style>
    <style:style style:name="T57" style:family="text">
      <style:text-properties fo:font-variant="normal" fo:text-transform="none" style:font-name="Quicksand Light" fo:letter-spacing="normal" fo:background-color="transparent" loext:char-shading-value="0"/>
    </style:style>
    <style:style style:name="T58" style:family="text">
      <style:text-properties fo:font-variant="normal" fo:text-transform="none" style:font-name="Quicksand Light" fo:letter-spacing="normal" officeooo:rsid="004dd05d" fo:background-color="transparent" loext:char-shading-value="0"/>
    </style:style>
    <style:style style:name="T59" style:family="text">
      <style:text-properties officeooo:rsid="0060965f"/>
    </style:style>
    <style:style style:name="T60" style:family="text">
      <style:text-properties officeooo:rsid="006e93ab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officeooo:rsid="006f2f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0">1. </text:span>PD AND MAX MSP COMMONS</text:p>
      <text:p text:style-name="P12"/>
      <text:p text:style-name="P13">Install: cyclone (compatibilty from max to pd) →<text:span text:style-name="T62"> </text:span><text:span text:style-name="T61">https://github.com/porres/pd-cyclone.git</text:span></text:p>
      <text:p text:style-name="P13">List below: compatibility from pd to max</text:p>
      <text:p text:style-name="P1"/>
      <text:p text:style-name="P3">-*-*-*-*-*-* <text:s/>NON-OBJS -*-*-*-*-*-*</text:p>
      <text:p text:style-name="P1"/>
      <text:p text:style-name="P19">1. oggetto - jbogus</text:p>
      <text:p text:style-name="P19">2. messaggio - message</text:p>
      <text:p text:style-name="P19">3. numero (floatatom) - number, flonum, number~</text:p>
      <text:p text:style-name="P19">4. list (symbolatom) - message</text:p>
      <text:p text:style-name="P19">5. simbolo (list) - message </text:p>
      <text:p text:style-name="P19">6. commento - comment</text:p>
      <text:p text:style-name="P1"/>
      <text:p text:style-name="P19">7. bng - button </text:p>
      <text:p text:style-name="P19">8. tgl - toggle</text:p>
      <text:p text:style-name="P1">9. numero2 - ???? </text:p>
      <text:p text:style-name="P20">10. vslider - slider</text:p>
      <text:p text:style-name="P19">11. hslider - slider</text:p>
      <text:p text:style-name="P19">12. vradio - radiogroup</text:p>
      <text:p text:style-name="P19">13. hradio - radiogroup</text:p>
      <text:p text:style-name="P1">14. vu meter - ????</text:p>
      <text:p text:style-name="P1">15. tavolozza - ????</text:p>
      <text:p text:style-name="P1"/>
      <text:p text:style-name="P1">16. grafico - ????</text:p>
      <text:p text:style-name="P19">17. array - table, con 1st inlet 'open' msg</text:p>
      <text:p text:style-name="P1"/>
      <text:p text:style-name="P14"><text:span text:style-name="T1">*-*-*-*-*-* <text:s/></text:span><text:span text:style-name="T2">GENERAL</text:span><text:span text:style-name="T1"> -*-*-*-*-*-*</text:span></text:p>
      <text:p text:style-name="P4"/>
      <text:p text:style-name="P4"><text:span text:style-name="T45">bang - bang (msg) </text:span><text:span text:style-name="T46">DIFFERENCE</text:span></text:p>
      <text:p text:style-name="P19">float - float</text:p>
      <text:p text:style-name="P20">symbol - symbol (msg) DIFFERENCE</text:p>
      <text:p text:style-name="P20">int - int</text:p>
      <text:p text:style-name="P20">send / s - send [arg] / s [arg]</text:p>
      <text:p text:style-name="P1"><text:tab/><text:span text:style-name="T46">DIFFERENCE: ARG IS MANDATORY IN MAX</text:span></text:p>
      <text:p text:style-name="P20"><text:tab/>SEND IN MAX ONLY HAS 1 INLET </text:p>
      <text:p text:style-name="P20"><text:tab/>SEND IN PD HAS 2 INLETS (RIGHT FOR ARG AND LEFT FOR MSG TO SEND)</text:p>
      <text:p text:style-name="P20">receive / r - receive [arg] / receive / r </text:p>
      <text:p text:style-name="P20"><text:tab/>IN PD THERE'S NO CHANCE TO CHANGE THE R SOURCE (LIKE IN MAX'S receive <text:tab/>[arg]) BUT IN MAX'S receive YOU CAN CONNECT set &lt;name&gt; TO RECEIVE'S INLET</text:p>
      <text:p text:style-name="P20"><text:tab/>AND CHANGE R SOURCE</text:p>
      <text:p text:style-name="P20">select / sel - select / sel</text:p>
      <text:p text:style-name="P20">route - route </text:p>
      <text:p text:style-name="P20"><text:tab/>DIFFERENCE: IN MAX , ARGUMENTS CAN BE MIXED BETWEEN SYMBOLS AND <text:tab/>NUMBERS</text:p>
      <text:p text:style-name="P20"><text:soft-page-break/>pack - pack</text:p>
      <text:p text:style-name="P20">unpack - unpack</text:p>
      <text:p text:style-name="P20"><text:tab/>DIFFERENCE: IN MAX, OUTPUTS TO MESSAGES. IN PD, OUTPUTS TO BOXES</text:p>
      <text:p text:style-name="P20">trigger / t - trigger / t</text:p>
      <text:p text:style-name="P20"><text:tab/>DIFFERENCE: MAX ARGS: [int, float, bang, list, symbol], MAX OUTPUTS TO MSGS</text:p>
      <text:p text:style-name="P20"><text:tab/>PD ARGS: [float, bang, list, symbol, anything, pointer], PD OUTPUTS TO <text:tab/>BOXES</text:p>
      <text:p text:style-name="P20">spigot - gate</text:p>
      <text:p text:style-name="P20"><text:tab/>DIFFER4ENCE!!! GATE 1ST INLET: OPEN/CLOSE OUTLETS, 2ND INLET: MSG TO PASS</text:p>
      <text:p text:style-name="P20"><text:tab/>SPIGOT: EXACTLY THE OPPOSITE</text:p>
      <text:p text:style-name="P20">moses - ????????? (do abstraction, is easy ... use 'change' node maybe)</text:p>
      <text:p text:style-name="P20">until - uzi</text:p>
      <text:p text:style-name="P20"><text:tab/>VERY DIFFERENT: IN MAX, LEFT INLET IS START AND RIGHT IS NUMEBR OF BANGS</text:p>
      <text:p text:style-name="P20"><text:tab/>IN PD, BANG UNTIL RIGHT INLET RECEIVES A BANG </text:p>
      <text:p text:style-name="P20"><text:tab/>MAX OUTPUTS INDEX, SOMETHING AND FINALLY SOMETHING ELSE</text:p>
      <text:p text:style-name="P20"><text:tab/>PD OUTPUTS DAFUCK it WANTS</text:p>
      <text:p text:style-name="P1">trace - ????</text:p>
      <text:p text:style-name="P1">makefilename - ????</text:p>
      <text:p text:style-name="P20">change - change </text:p>
      <text:p text:style-name="P20"><text:tab/>DIFFERENCE: IN MAX, 3 OUTLETS</text:p>
      <text:p text:style-name="P20">swap - swap</text:p>
      <text:p text:style-name="P20">value - value [arg]</text:p>
      <text:p text:style-name="P20"><text:tab/>DIFFERENCE: VALUE NAME IN MAX IS MANDATORY AND CANNOT BE CHANGED</text:p>
      <text:p text:style-name="P20"><text:tab/>IN PD THERE'S A RIGHT INLET WHICH ALLOWS TO CHANGE/SET VALUE NAME. </text:p>
      <text:p text:style-name="P20">list - zl</text:p>
      <text:p text:style-name="P20"><text:tab/>DIFFERENCE: IN MAX, zl MAY PERFORM: [sort, slice, group, change, compare, <text:tab/>delace, ecils, filter] AND OUTPUTS output AND indexes.</text:p>
      <text:p text:style-name="P20"><text:tab/>IN PD, LIST OPERATIONS ARE: [append, prepend, store, _split, trim, length, <text:tab/>fromsymbol, tosymbol] "list" is short for LIST APPEND.</text:p>
      <text:p text:style-name="P1"/>
      <text:p text:style-name="P15"><text:span text:style-name="T1">-*-*-*-*-*-* <text:s/></text:span><text:span text:style-name="T3">TIMW</text:span><text:span text:style-name="T1"> -*-*-*-*-*-*</text:span></text:p>
      <text:p text:style-name="P74"/>
      <text:p text:style-name="P20">delay - delay</text:p>
      <text:p text:style-name="P20">metro - metro</text:p>
      <text:p text:style-name="P20">line - line (1st and 3rd inlet act exactly the same)</text:p>
      <text:p text:style-name="P20">timer - timer </text:p>
      <text:p text:style-name="P20"><text:tab/>DIFFERENCE: IN MAX, THERE'S A 2ND OUTLET </text:p>
      <text:p text:style-name="P20">cputime - ???</text:p>
      <text:p text:style-name="P1">realtime - ???</text:p>
      <text:p text:style-name="P1">pipe - pipe</text:p>
      <text:p text:style-name="P1"/>
      <text:p text:style-name="P16"><text:span text:style-name="T1">-*-*-*-*-*-* <text:s/></text:span><text:span text:style-name="T4">MATH</text:span><text:span text:style-name="T1"> -*-*-*-*-*-*</text:span></text:p>
      <text:p text:style-name="P20">expr - expr </text:p>
      <text:p text:style-name="P20">arithmetic, relational, bit twiddling are the same</text:p>
      <text:p text:style-name="P20">mtof - mtof</text:p>
      <text:p text:style-name="P20">ftom - ftom</text:p>
      <text:p text:style-name="P20"><text:soft-page-break/>mod, div - ??? -&gt; dont use (tanto ci sono i simboli)</text:p>
      <text:p text:style-name="P20">sin, cos, tan, atan2, sqrt, abs are the same</text:p>
      <text:p text:style-name="P20">log, exp - ??? -&gt; trova alternativa</text:p>
      <text:p text:style-name="P20">random - random</text:p>
      <text:p text:style-name="P20">max - maximum</text:p>
      <text:p text:style-name="P20">min - minimum</text:p>
      <text:p text:style-name="P20">clip - clip</text:p>
      <text:p text:style-name="P1">wrap - ???</text:p>
      <text:p text:style-name="P9">powtodb, dbtopow - ???<text:line-break/><text:span text:style-name="T46">rmstodb, dbtorms – atodb, dbtoa</text:span></text:p>
      <text:p text:style-name="P1"/>
      <text:p text:style-name="P17"><text:span text:style-name="T1">-*-*-*-*-*-* <text:s/></text:span><text:span text:style-name="T5">MIDI</text:span><text:span text:style-name="T1"> -*-*-*-*-*-*</text:span></text:p>
      <text:p text:style-name="P75"/>
      <text:p text:style-name="P1"><text:tab/><text:span text:style-name="T46">[ALL </text:span><text:span text:style-name="T47">MIDI-INS</text:span><text:span text:style-name="T46">] DIFFERENCE: IN MAX, INLET CHOOSES PORT (IN PD IS AUTOMATICO, <text:tab/>NO <text:s/>INLET) BTW PORT IS NOT MANDATORY AND CAN BE ARG TOO</text:span></text:p>
      <text:p text:style-name="P20">notein, ctlin, pgmin, bendin, touchin ARE SAME</text:p>
      <text:p text:style-name="P20">midiin, sysexin </text:p>
      <text:p text:style-name="P20"><text:tab/>DIFFERENCE: IN MAX, NO 2ND OUTLET. IN PD, 2ND OUTLET OUTPUTS PORT NUM.</text:p>
      <text:p text:style-name="P1">midirealtimein - ???</text:p>
      <text:p text:style-name="P20">polytouchin - polyin</text:p>
      <text:p text:style-name="P1"/>
      <text:p text:style-name="P20">noteout, ctlout, pgmout, bendout, touchout</text:p>
      <text:p text:style-name="P20">polytouchout - polyout</text:p>
      <text:p text:style-name="P20">midiout - midiout</text:p>
      <text:p text:style-name="P20"><text:tab/>DIFFER4ENCE: IN MAX, NO 2ND INLET. IN PD BTW, 2ND INLET IS USELESS</text:p>
      <text:p text:style-name="P20">makenote, stripnote</text:p>
      <text:p text:style-name="P20">poly - poly</text:p>
      <text:p text:style-name="P20"><text:tab/>DIFFERENCE: IN MAX, 4TH OUTLET OUTPUTS OVERFLOW.</text:p>
      <text:p text:style-name="P1">oscparse, oscformat - ???</text:p>
      <text:p text:style-name="P1">fudiparse, fudiformat - ???</text:p>
      <text:p text:style-name="P1"/>
      <text:p text:style-name="P18"><text:span text:style-name="T1">-*-*-*-*-*-* <text:s/></text:span><text:span text:style-name="T6">ARRAYS/TABLES</text:span><text:span text:style-name="T1"> -*-*-*-*-*-*</text:span></text:p>
      <text:p text:style-name="P76"/>
      <text:p text:style-name="P20">tabread - read myTable (msg to 1st inlet <text:span text:style-name="T56">of table</text:span>)</text:p>
      <text:p text:style-name="P1">tabread4 - ???</text:p>
      <text:p text:style-name="P20">tabwrite - write myTable (msg to 1st inlet <text:span text:style-name="T56">of table</text:span>)</text:p>
      <text:p text:style-name="P1">soundfilter - ???</text:p>
      <text:p text:style-name="P20">table - table</text:p>
      <text:p text:style-name="P20"><text:tab/>DIFFERENCE: IN PD, NO INOUTLETS, IN MAX 2 INS AND 2 OUTS</text:p>
      <text:p text:style-name="P20">table / array / tabread / tabwrite - table</text:p>
      <text:p text:style-name="P20"><text:tab/>DIFFERENCES: IN PD TABLE IS array inside a patch, </text:p>
      <text:p text:style-name="P20"><text:tab/>but don't show anyithing on parent </text:p>
      <text:p text:style-name="P20"><text:tab/>IN MAX, USE 'OPEN' MSG TO SHOW TABLE (LIKE PD ARRAY)</text:p>
      <text:p text:style-name="P20"/>
      <text:p text:style-name="P54"><text:span text:style-name="T1">-*-*-*-*-*-* <text:s/></text:span><text:span text:style-name="T6">M</text:span><text:span text:style-name="T8">ISC</text:span><text:span text:style-name="T1"> -*-*-*-*-*-*</text:span></text:p>
      <text:p text:style-name="P20"><text:soft-page-break/>loadbang</text:p>
      <text:p text:style-name="P1"/>
      <text:p text:style-name="P2">declare - filepath</text:p>
      <text:p text:style-name="P2">declare, savestate, pdcontrol, netsend, netreceive - ???</text:p>
      <text:p text:style-name="P2">textfile, text - text </text:p>
      <text:p text:style-name="P2"><text:tab/>DIFFERENCE: messages entering in PD INIT WITH 'ADD', IN MAX NO NEED.</text:p>
      <text:p text:style-name="P2"><text:tab/>MAAAAANY OPTIONS</text:p>
      <text:p text:style-name="P2">file - filein ...</text:p>
      <text:p text:style-name="P1"/>
      <text:p text:style-name="P20">key<text:tab/>DIFF: IN PD, ONLY OUTPUTS ASCII KEY CODE, IN MAX ALSO OTHER VALUES</text:p>
      <text:p text:style-name="P20">keyup DIFF: IN PD, ONLY OUTPUTS ASCII KEY CODE, IN MAX ALSO OTHER VALUES</text:p>
      <text:p text:style-name="P1">keyname - ???</text:p>
      <text:p text:style-name="P1"/>
      <text:p text:style-name="P55"><text:span text:style-name="T1">-*-*-*-*-*-* <text:s/></text:span><text:span text:style-name="T6">A</text:span><text:span text:style-name="T9">UDIO MATH</text:span><text:span text:style-name="T1"> -*-*-*-*-*-*</text:span></text:p>
      <text:p text:style-name="P69">expr~, fexpr~ - ??? → trova sostituti. </text:p>
      <text:p text:style-name="P21">+<text:span text:style-name="T48">~, -~ </text:span>ecc. </text:p>
      <text:p text:style-name="P22"><text:span text:style-name="T49">m</text:span>ax<text:span text:style-name="T48">~, </text:span>min<text:span text:style-name="T48">~ →</text:span> <text:span text:style-name="T50">maximum~, minimum~</text:span></text:p>
      <text:p text:style-name="P23"><text:span text:style-name="T51">clip</text:span>~</text:p>
      <text:p text:style-name="P24">sqrt<text:span text:style-name="T48">~</text:span></text:p>
      <text:p text:style-name="P5"><text:span text:style-name="T52">q8_</text:span>rsqrt<text:span text:style-name="T48">~, q8_</text:span>sqrt<text:span text:style-name="T48">~, </text:span>rsqrt<text:span text:style-name="T48">~ - ???</text:span></text:p>
      <text:p text:style-name="P6">wrap<text:span text:style-name="T48">~ - ???</text:span></text:p>
      <text:p text:style-name="P26">fft<text:span text:style-name="T48">~, </text:span>ifft<text:span text:style-name="T48">~ </text:span></text:p>
      <text:p text:style-name="P26"><text:tab/><text:span text:style-name="T54">DIFFER4ENCE: in MAX, 3RD OUTLET OUTPUTS RAMP FROM 0 TO NUMBER OF <text:tab/>POINTS -1</text:span></text:p>
      <text:p text:style-name="P7"><text:span text:style-name="T55">r</text:span>fft<text:span text:style-name="T48">~, r</text:span>ifft<text:span text:style-name="T48">~ - ???</text:span></text:p>
      <text:p text:style-name="P27">pow<text:span text:style-name="T53">~, </text:span>log<text:span text:style-name="T53">~, </text:span>abs<text:span text:style-name="T53">~ </text:span></text:p>
      <text:p text:style-name="P27">exp<text:span text:style-name="T53">~ - ??? → trova sostituto</text:span></text:p>
      <text:p text:style-name="P8">framp<text:span text:style-name="T53">~ - ???</text:span></text:p>
      <text:p text:style-name="P25">mtof<text:span text:style-name="T53">~ , </text:span>ftom<text:span text:style-name="T53">~ </text:span></text:p>
      <text:p text:style-name="P25">rmstodb<text:span text:style-name="T53">~ , </text:span>dbtorms<text:span text:style-name="T53">~ - </text:span>atodb<text:span text:style-name="T53">~ , </text:span>dbtoa<text:span text:style-name="T53">~ <text:s/></text:span></text:p>
      <text:p text:style-name="P10"/>
      <text:p text:style-name="P55"><text:span text:style-name="T1">-*-*-*-*-*-* <text:s/></text:span><text:span text:style-name="T6">G</text:span><text:span text:style-name="T10">ENERAL AUDIO TOOLS</text:span><text:span text:style-name="T1"> -*-*-*-*-*-*</text:span></text:p>
      <text:p text:style-name="P29"><text:span text:style-name="T1">dac</text:span><text:span text:style-name="T7">~ - </text:span><text:span text:style-name="T1">dac</text:span><text:span text:style-name="T7">~, </text:span><text:span text:style-name="T1">ezdac</text:span><text:span text:style-name="T7">~</text:span></text:p>
      <text:p text:style-name="P29"><text:span text:style-name="T7">a</text:span><text:span text:style-name="T1">dc</text:span><text:span text:style-name="T7">~ - </text:span><text:span text:style-name="T1">adc</text:span><text:span text:style-name="T7">~, </text:span><text:span text:style-name="T1">ezadc</text:span><text:span text:style-name="T7">~</text:span></text:p>
      <text:p text:style-name="P29"><text:span text:style-name="T7">s</text:span><text:span text:style-name="T1">ig</text:span><text:span text:style-name="T7">~ </text:span></text:p>
      <text:p text:style-name="P29"><text:span text:style-name="T7">l</text:span><text:span text:style-name="T1">ine</text:span><text:span text:style-name="T7">~ - </text:span><text:span text:style-name="T11">DIFF: IN MAX, 2ND OUTLET TO BANG WHEN RAMP IS REACHED</text:span></text:p>
      <text:p text:style-name="P56"><text:span text:style-name="T7">v</text:span><text:span text:style-name="T1">line</text:span><text:span text:style-name="T7">~ - ??? →</text:span><text:span text:style-name="T12"> traduci con line</text:span><text:span text:style-name="T7">~</text:span></text:p>
      <text:p text:style-name="P30"><text:span text:style-name="T7">t</text:span><text:span text:style-name="T1">hreshold</text:span><text:span text:style-name="T7">~ - </text:span><text:span text:style-name="T13">thresh</text:span><text:span text:style-name="T7">~ </text:span></text:p>
      <text:p text:style-name="P30"><text:span text:style-name="T7"><text:tab/></text:span><text:span text:style-name="T13">DIFF: IN MAX, INLETS ARE: INPUT, LOW THRESH, HIGH THRASH. </text:span></text:p>
      <text:p text:style-name="P70"><text:tab/>IN PD, INLETS ARE INPUT AND 1/0 FOR LOW/HIGH THRESH</text:p>
      <text:p text:style-name="P30"><text:span text:style-name="T13"><text:tab/></text:span><text:span text:style-name="T14">IN PD, ARGS ARE ALSO DEBOUNCE TIME </text:span></text:p>
      <text:p text:style-name="P31"><text:span text:style-name="T7">s</text:span><text:span text:style-name="T1">napshot</text:span><text:span text:style-name="T7">~ </text:span><text:span text:style-name="T1">DIFF: IN MAX, 2ND INLET TO TELL INTERVAL TIME IN MS</text:span></text:p>
      <text:p text:style-name="P57"><text:span text:style-name="T1">bang</text:span><text:span text:style-name="T7">~ - ???</text:span></text:p>
      <text:p text:style-name="P32"><text:span text:style-name="T7">s</text:span><text:span text:style-name="T1">amplerate</text:span><text:span text:style-name="T7">~ - </text:span><text:span text:style-name="T1">dspstate</text:span><text:span text:style-name="T7">~ </text:span><text:span text:style-name="T1">DIFF: 2ND OUTLET OF DSPSTATE</text:span><text:span text:style-name="T7">~ </text:span><text:span text:style-name="T1">IS SAMPLERATE</text:span></text:p>
      <text:p text:style-name="P33"><text:span text:style-name="T1">send</text:span><text:span text:style-name="T7">~ - </text:span><text:span text:style-name="T15">send</text:span><text:span text:style-name="T7">~ </text:span><text:span text:style-name="T15">[arg] DIFF: mandatory arg </text:span><text:span text:style-name="T16">in max</text:span></text:p>
      <text:p text:style-name="P34"><text:soft-page-break/><text:span text:style-name="T1">receive</text:span><text:span text:style-name="T7">~ - </text:span><text:span text:style-name="T1">receive</text:span><text:span text:style-name="T7">~</text:span></text:p>
      <text:p text:style-name="P58"><text:span text:style-name="T7">t</text:span><text:span text:style-name="T1">hrow</text:span><text:span text:style-name="T7">~ - ???</text:span></text:p>
      <text:p text:style-name="P58"><text:span text:style-name="T7">c</text:span><text:span text:style-name="T1">atch</text:span><text:span text:style-name="T7">~ - ???</text:span></text:p>
      <text:p text:style-name="P34"><text:span text:style-name="T7">r</text:span><text:span text:style-name="T1">eadsf</text:span><text:span text:style-name="T7">~ - </text:span><text:span text:style-name="T1">sfplay</text:span><text:span text:style-name="T7">~ </text:span><text:span text:style-name="T17">DIFF: IN MAX, 2ND INLET FOR SPEED</text:span></text:p>
      <text:p text:style-name="P35"><text:span text:style-name="T7">w</text:span><text:span text:style-name="T16">ritesf</text:span><text:span text:style-name="T7">~ - </text:span><text:span text:style-name="T16">s</text:span><text:span text:style-name="T17">frecord</text:span><text:span text:style-name="T7">~</text:span></text:p>
      <text:p text:style-name="P58"><text:span text:style-name="T7">p</text:span><text:span text:style-name="T1">rint</text:span><text:span text:style-name="T7">~ - ???</text:span></text:p>
      <text:p text:style-name="P77"/>
      <text:p text:style-name="P59"><text:span text:style-name="T1">-*-*-*-*-*-* <text:s/></text:span><text:span text:style-name="T6">A</text:span><text:span text:style-name="T18">UDIO GENERATORS AND TABLES</text:span><text:span text:style-name="T1"> -*-*-*-*-*-*</text:span></text:p>
      <text:p text:style-name="P71">noise~</text:p>
      <text:p text:style-name="P71">phasor~</text:p>
      <text:p text:style-name="P71">cos~</text:p>
      <text:p text:style-name="P71">osc~ - cycle~</text:p>
      <text:p text:style-name="P39"><text:span text:style-name="T1">tabwrite~ - </text:span><text:span text:style-name="T19">record</text:span><text:span text:style-name="T57">~ </text:span><text:span text:style-name="T58">(use MAX buffer~ to read from and write to)</text:span></text:p>
      <text:p text:style-name="P36"><text:span text:style-name="T1">tabplay~ - </text:span><text:span text:style-name="T22">play</text:span><text:span text:style-name="T21">~/</text:span><text:span text:style-name="T22">wave</text:span><text:span text:style-name="T21">~/</text:span><text:span text:style-name="T22">groove</text:span><text:span text:style-name="T21">~</text:span></text:p>
      <text:p text:style-name="P37"><text:span text:style-name="T1">tabread~ - ??? →</text:span><text:span text:style-name="T23"> converti con play</text:span><text:span text:style-name="T1">~/</text:span><text:span text:style-name="T20">wave</text:span><text:span text:style-name="T1">~/</text:span><text:span text:style-name="T20">groove</text:span><text:span text:style-name="T1">~</text:span></text:p>
      <text:p text:style-name="P38"><text:span text:style-name="T1">tabread4~ - ??? →</text:span><text:span text:style-name="T24"> </text:span><text:span text:style-name="T20">play</text:span><text:span text:style-name="T1">~/</text:span><text:span text:style-name="T20">wave</text:span><text:span text:style-name="T1">~/</text:span><text:span text:style-name="T20">groove</text:span><text:span text:style-name="T1">~</text:span></text:p>
      <text:p text:style-name="P40"><text:span text:style-name="T1">tabosc4~ - wave~ </text:span><text:span text:style-name="T25">(wavetable oscillator)</text:span></text:p>
      <text:p text:style-name="P41"><text:span text:style-name="T25">t</text:span><text:span text:style-name="T1">absend</text:span><text:span text:style-name="T26">~ -???</text:span></text:p>
      <text:p text:style-name="P41"><text:span text:style-name="T26">t</text:span><text:span text:style-name="T1">abreceive</text:span><text:span text:style-name="T26">~ -???</text:span></text:p>
      <text:p text:style-name="P78"/>
      <text:p text:style-name="P60"><text:span text:style-name="T25">-*-*-*-*-*-* <text:s/></text:span><text:span text:style-name="T6">A</text:span><text:span text:style-name="T18">UDIO F</text:span><text:span text:style-name="T27">ILTERS</text:span><text:span text:style-name="T25"> -*-*-*-*-*-*</text:span></text:p>
      <text:p text:style-name="P42"><text:span text:style-name="T25">v</text:span><text:span text:style-name="T1">cf~ - reson~ DIFF: 2ND INLET IN MAX IS GAIN. USE 1ST, 3RD AND 4TH</text:span></text:p>
      <text:p text:style-name="P72">env~ - ???</text:p>
      <text:p text:style-name="P42"><text:span text:style-name="T1">hip~ - </text:span><text:span text:style-name="T28">biquad~/</text:span><text:span text:style-name="T29">filtergraph~</text:span><text:span text:style-name="T28"> DIFF: SEE BIQUAD REFERENCE IN MAX. SET HIGHPASS </text:span></text:p>
      <text:p text:style-name="P43"><text:span text:style-name="T31">lop~, </text:span><text:span text:style-name="T30">slop</text:span><text:span text:style-name="T29">~</text:span><text:span text:style-name="T31"> - </text:span><text:span text:style-name="T28">biquad~/</text:span><text:span text:style-name="T29">filtergraph~ <text:s/></text:span><text:span text:style-name="T28">DIFF: SEE BIQUAD REFERENCE IN MAX. SET L</text:span><text:span text:style-name="T32">OWPASS</text:span></text:p>
      <text:p text:style-name="P44"><text:span text:style-name="T29">b</text:span><text:span text:style-name="T1">p</text:span><text:span text:style-name="T29">~ - </text:span><text:span text:style-name="T28">biquad~/</text:span><text:span text:style-name="T29">filtergraph~ </text:span><text:span text:style-name="T1">DIFF: SEE BIQUAD REFERENCE IN MAX, BANDPASS MODE</text:span></text:p>
      <text:p text:style-name="P45"><text:span text:style-name="T25">b</text:span><text:span text:style-name="T1">iquad~ </text:span></text:p>
      <text:p text:style-name="P46"><text:span text:style-name="T1">samphol</text:span><text:span text:style-name="T33">d</text:span><text:span text:style-name="T1">~ - </text:span><text:span text:style-name="T34">sah</text:span><text:span text:style-name="T1">~</text:span></text:p>
      <text:p text:style-name="P80">rpole, rzero, rzero_reverse - ???</text:p>
      <text:p text:style-name="P80">cpole, czero, czero_rev - ???</text:p>
      <text:p text:style-name="P80"/>
      <text:p text:style-name="P79"/>
      <text:p text:style-name="P62"><text:span text:style-name="T25">-*-*-*-*-*-* <text:s/></text:span><text:span text:style-name="T6">A</text:span><text:span text:style-name="T18">UDIO D</text:span><text:span text:style-name="T34">ELAY</text:span><text:span text:style-name="T25"> -*-*-*-*-*-*</text:span></text:p>
      <text:p text:style-name="P47"><text:span text:style-name="T25">d</text:span><text:span text:style-name="T1">elwrite</text:span><text:span text:style-name="T35">~ - </text:span><text:span text:style-name="T1">tapout</text:span><text:span text:style-name="T35">~</text:span></text:p>
      <text:p text:style-name="P47"><text:span text:style-name="T35">d</text:span><text:span text:style-name="T1">elread</text:span><text:span text:style-name="T35">~ - </text:span><text:span text:style-name="T1">tapin</text:span><text:span text:style-name="T35">~</text:span></text:p>
      <text:p text:style-name="P48"><text:span text:style-name="T35">d</text:span><text:span text:style-name="T1">elread4</text:span><text:span text:style-name="T35">~ - ???</text:span></text:p>
      <text:p text:style-name="P81"/>
      <text:p text:style-name="P61"><text:span text:style-name="T25">-*-*-*-*-*-* <text:s/></text:span><text:span text:style-name="T36">PATCH/SUBPATCH</text:span><text:span text:style-name="T25"> -*-*-*-*-*-*</text:span></text:p>
      <text:p text:style-name="P49"><text:span text:style-name="T25">p</text:span><text:span text:style-name="T1">d – p</text:span></text:p>
      <text:p text:style-name="P50"><text:span text:style-name="T1">inlet, inlet</text:span><text:span text:style-name="T35">~</text:span><text:span text:style-name="T1"> – inlet</text:span></text:p>
      <text:p text:style-name="P50"><text:span text:style-name="T1">outlet, outlet</text:span><text:span text:style-name="T35">~</text:span><text:span text:style-name="T1"> – outlet</text:span></text:p>
      <text:p text:style-name="P82">clone - ???</text:p>
      <text:p text:style-name="P82">namecanvas - ???</text:p>
      <text:p text:style-name="P82">block~ - ???</text:p>
      <text:p text:style-name="P82"/>
      <text:p text:style-name="P63"><text:soft-page-break/><text:span text:style-name="T25">-*-*-*-*-*-* <text:s/></text:span><text:span text:style-name="T36">D</text:span><text:span text:style-name="T37">ATA STRUCTURES TEMPLATES</text:span><text:span text:style-name="T25"> -*-*-*-*-*-*</text:span></text:p>
      <text:p text:style-name="P51"><text:span text:style-name="T25">p</text:span><text:span text:style-name="T1">lot - plot</text:span><text:span text:style-name="T38">~ </text:span></text:p>
      <text:p text:style-name="P64"><text:span text:style-name="T38">s</text:span><text:span text:style-name="T1">truct - ???</text:span></text:p>
      <text:p text:style-name="P83">drawpoligon</text:p>
      <text:p text:style-name="P83">….</text:p>
      <text:p text:style-name="P65"><text:span text:style-name="T25">-*-*-*-*-*-* <text:s/></text:span><text:span text:style-name="T39">ACCESSING </text:span><text:span text:style-name="T36">D</text:span><text:span text:style-name="T37">ATA STRUCTURES </text:span><text:span text:style-name="T25"><text:s/>-*-*-*-*-*-*</text:span></text:p>
      <text:p text:style-name="P28">e<text:span text:style-name="T59">lement, getsize, setsize, get, set, pointer – refer [arg], length, <text:s/>@size … (msgs and attributes)</text:span></text:p>
      <text:p text:style-name="P73"><text:tab/>DIFF: SEE ‘TABLE’ ADVANCED IN MAX</text:p>
      <text:p text:style-name="P28"/>
      <text:p text:style-name="P66"><text:span text:style-name="T25">-*-*-*-*-*-* <text:s/></text:span><text:span text:style-name="T39">E</text:span><text:span text:style-name="T40">XTRA</text:span><text:span text:style-name="T37"> </text:span><text:span text:style-name="T25"><text:s/>-*-*-*-*-*-*</text:span></text:p>
      <text:p text:style-name="P52"><text:span text:style-name="T25">r</text:span><text:span text:style-name="T42">ev1</text:span><text:span text:style-name="T25">~, </text:span><text:span text:style-name="T42">rev2</text:span><text:span text:style-name="T25">~</text:span><text:span text:style-name="T42">, rev3</text:span><text:span text:style-name="T25">~ / </text:span><text:span text:style-name="T43">freeverb</text:span><text:span text:style-name="T25">~ - </text:span><text:span text:style-name="T42">c</text:span><text:span text:style-name="T41">verb</text:span><text:span text:style-name="T25">~</text:span></text:p>
      <text:p text:style-name="P53"><text:span text:style-name="T44">output</text:span><text:span text:style-name="T25">~ - </text:span><text:span text:style-name="T44">ezdac</text:span><text:span text:style-name="T25">~</text:span></text:p>
      <text:p text:style-name="P67"><text:span text:style-name="T25">s</text:span><text:span text:style-name="T1">igmund, bonk, choice … ???</text:span></text:p>
      <text:p text:style-name="P11"/>
      <text:p text:style-name="P8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sans-serif"/>
    <style:font-face style:name="Mangal1" svg:font-family="Mangal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03-16T18:29:23.559000000</dc:date>
    <meta:editing-duration>PT2H47M2S</meta:editing-duration>
    <meta:editing-cycles>97</meta:editing-cycles>
    <meta:document-statistic meta:table-count="0" meta:image-count="0" meta:object-count="0" meta:page-count="6" meta:paragraph-count="204" meta:word-count="1180" meta:character-count="6797" meta:non-whitespace-character-count="5722"/>
  </office:meta>
</office:document-meta>
</file>